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D0000015FEDF3589C.png" manifest:media-type="image/png"/>
  <manifest:file-entry manifest:full-path="Pictures/1000000100000708000004B01A2EFF8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11cm, 0cm, 0cm)" draw:image-opacity="100%" style:mirror="none" loext:decorative="false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92cm" fo:min-width="1.547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4" style:family="graphic" style:parent-style-name="objectwithoutfill">
      <style:graphic-properties draw:stroke="solid" svg:stroke-width="0.035cm" svg:stroke-color="#000000" draw:marker-start="" draw:marker-start-width="0.252cm" draw:marker-end="" draw:marker-end-width="0.352cm" draw:fill="none" draw:textarea-vertical-align="middle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2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19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ff0000" draw:marker-start-width="0.252cm" draw:marker-end-width="0.252cm" draw:fill="none" draw:fill-color="#ff0000" loext:fill-use-slide-background="false" draw:textarea-horizontal-align="justify" draw:textarea-vertical-align="middle" draw:auto-grow-height="false" fo:min-height="0.164cm" fo:min-width="0.028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0.01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6cm" fo:min-width="0.203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Long_20_Dash_20__28_Rounded_29_" svg:stroke-width="0.035cm" draw:marker-start-width="0.252cm" draw:marker-end="Arrowheads_20_1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054cm" fo:min-width="0.042cm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a933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4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/>
    </style:style>
    <style:style style:name="P3" style:family="paragraph">
      <loext:graphic-properties draw:fill="none" draw:fill-color="#ffffff"/>
      <style:text-properties fo:color="#ff8c00" loext:opacity="100%" fo:font-size="8pt" style:font-size-asian="11pt" style:font-size-complex="11pt"/>
    </style:style>
    <style:style style:name="P4" style:family="paragraph">
      <loext:graphic-properties draw:fill="none" draw:fill-color="#ffffff"/>
      <style:text-properties fo:color="#0369a3" loext:opacity="100%" fo:font-size="8pt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loext:graphic-properties draw:fill="none" draw:fill-color="#ffffff"/>
      <style:text-properties fo:color="#ff0000" loext:opacity="100%"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loext:graphic-properties draw:fill="none"/>
      <style:paragraph-properties fo:text-align="center"/>
      <style:text-properties fo:font-size="8pt"/>
    </style:style>
    <style:style style:name="P9" style:family="paragraph">
      <loext:graphic-properties draw:fill-color="#000000"/>
      <style:paragraph-properties fo:text-align="center"/>
      <style:text-properties fo:font-size="8pt"/>
    </style:style>
    <style:style style:name="P10" style:family="paragraph">
      <loext:graphic-properties draw:fill-color="#000000"/>
      <style:paragraph-properties fo:text-align="center" style:writing-mode="lr-tb"/>
      <style:text-properties fo:font-size="8pt" style:font-size-asian="12pt" style:font-size-complex="12pt"/>
    </style:style>
    <style:style style:name="P11" style:family="paragraph">
      <style:text-properties fo:font-size="7pt"/>
    </style:style>
    <style:style style:name="P12" style:family="paragraph">
      <loext:graphic-properties draw:fill="none" draw:fill-color="#ffffff"/>
      <style:text-properties fo:font-size="7pt" style:font-size-asian="12pt" style:font-size-complex="12pt"/>
    </style:style>
    <style:style style:name="P13" style:family="paragraph">
      <style:text-properties fo:font-size="8pt"/>
    </style:style>
    <style:style style:name="P14" style:family="paragraph">
      <loext:graphic-properties draw:fill="none" draw:fill-color="#ffffff"/>
      <style:text-properties fo:font-size="8pt" style:font-size-asian="11pt" style:font-size-complex="11pt"/>
    </style:style>
    <style:style style:name="P15" style:family="paragraph">
      <loext:graphic-properties draw:fill="none" draw:fill-color="#ffffff"/>
      <style:text-properties fo:font-size="8pt" style:font-size-asian="13pt" style:font-size-complex="13pt"/>
    </style:style>
    <style:style style:name="P16" style:family="paragraph">
      <loext:graphic-properties draw:fill="none" draw:fill-color="#ffffff"/>
      <style:text-properties fo:color="#2a6099" loext:opacity="100%" fo:font-size="8pt"/>
    </style:style>
    <style:style style:name="P17" style:family="paragraph">
      <loext:graphic-properties draw:fill="none" draw:fill-color="#ffffff"/>
      <style:text-properties fo:color="#00a933" loext:opacity="100%" fo:font-size="8pt"/>
    </style:style>
    <style:style style:name="T1" style:family="text">
      <style:text-properties fo:font-size="16pt"/>
    </style:style>
    <style:style style:name="T2" style:family="text">
      <style:text-properties fo:color="#ff8c00" loext:opacity="100%" fo:font-size="8pt" style:font-size-asian="11pt" style:font-size-complex="11pt"/>
    </style:style>
    <style:style style:name="T3" style:family="text">
      <style:text-properties fo:color="#0369a3" loext:opacity="100%" fo:font-size="8pt"/>
    </style:style>
    <style:style style:name="T4" style:family="text">
      <style:text-properties fo:color="#ff0000" loext:opacity="100%" fo:font-size="8pt"/>
    </style:style>
    <style:style style:name="T5" style:family="text">
      <style:text-properties fo:font-size="8pt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7pt" style:font-size-asian="11pt" style:font-size-complex="11pt"/>
    </style:style>
    <style:style style:name="T8" style:family="text">
      <style:text-properties fo:font-size="7pt" style:font-size-asian="13pt" style:font-size-complex="13pt"/>
    </style:style>
    <style:style style:name="T9" style:family="text">
      <style:text-properties style:text-position="-8% 58%" fo:font-size="7pt" style:font-size-asian="13pt" style:font-size-complex="13pt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style:font-name="Liberation Sans" style:font-name-asian="Liberation Sans" style:font-name-complex="Liberation Sans"/>
    </style:style>
    <style:style style:name="T12" style:family="text">
      <style:text-properties fo:color="#00a933" loext:opacity="100%"/>
    </style:style>
    <style:style style:name="T13" style:family="text">
      <style:text-properties fo:color="#00a933" loext:opacity="100%"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95cm" svg:height="3.463cm" svg:x="3.178cm" svg:y="1.014cm">
          <draw:image xlink:href="Pictures/1000000100000708000004B01A2EFF86.png" xlink:type="simple" xlink:show="embed" xlink:actuate="onLoad" draw:mime-type="image/png">
            <text:p/>
          </draw:image>
        </draw:frame>
        <draw:frame draw:style-name="gr2" draw:text-style-name="P1" draw:layer="layout" svg:width="2.584cm" svg:height="1.811cm" svg:x="0.193cm" svg:y="1.998cm">
          <draw:image xlink:href="Pictures/100000010000023D0000015FEDF3589C.png" xlink:type="simple" xlink:show="embed" xlink:actuate="onLoad" draw:mime-type="image/png">
            <text:p/>
          </draw:image>
        </draw:frame>
        <draw:custom-shape draw:style-name="gr3" draw:text-style-name="P1" draw:layer="layout" svg:width="2.943cm" svg:height="1.804cm" svg:x="0.21cm" svg:y="0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0.645cm" svg:y1="1.612cm" svg:x2="2.319cm" svg:y2="3.175cm">
          <text:p/>
        </draw:line>
        <draw:line draw:style-name="gr4" draw:text-style-name="P1" draw:layer="layout" svg:x1="2.964cm" svg:y1="1.419cm" svg:x2="2.311cm" svg:y2="3.168cm">
          <text:p/>
        </draw:line>
        <draw:frame draw:style-name="gr5" draw:text-style-name="P2" draw:layer="layout" svg:width="4.821cm" svg:height="0.878cm" svg:x="3.369cm" svg:y="0cm">
          <draw:text-box>
            <text:p><text:span text:style-name="T1">XPS study of SEI</text:span></text:p>
          </draw:text-box>
        </draw:frame>
        <draw:frame draw:style-name="gr6" draw:text-style-name="P3" draw:layer="layout" svg:width="1.925cm" svg:height="0.963cm" svg:x="3.21cm" svg:y="1.25cm">
          <draw:text-box>
            <text:p><text:span text:style-name="T2">SEI (polymer)</text:span></text:p>
          </draw:text-box>
        </draw:frame>
        <draw:frame draw:style-name="gr7" draw:text-style-name="P4" draw:layer="layout" svg:width="2.519cm" svg:height="0.569cm" svg:x="3.087cm" svg:y="2.429cm">
          <draw:text-box>
            <text:p><text:span text:style-name="T3">THF </text:span><text:span text:style-name="T3">(monome</text:span><text:span text:style-name="T3">r)</text:span></text:p>
          </draw:text-box>
        </draw:frame>
        <draw:custom-shape draw:style-name="gr8" draw:text-style-name="P5" draw:layer="layout" svg:width="0.794cm" svg:height="0.632cm" svg:x="6.729cm" svg:y="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322cm" svg:height="0.887cm" svg:x="5.831cm" svg:y="1.302cm">
          <draw:text-box>
            <text:p><text:span text:style-name="T4">Hydrogen transfer</text:span></text:p>
          </draw:text-box>
        </draw:frame>
        <draw:frame draw:style-name="gr6" draw:text-style-name="P7" draw:layer="layout" svg:width="4.246cm" svg:height="0.963cm" svg:x="-0.216cm" svg:y="3.832cm">
          <draw:text-box>
            <text:p><text:span text:style-name="T5">Periodic DFT calculations</text:span></text:p>
          </draw:text-box>
        </draw:frame>
        <draw:g draw:style-name="gr10">
          <draw:line draw:style-name="gr11" draw:text-style-name="P8" draw:layer="layout" svg:x1="1.114cm" svg:y1="0.841cm" svg:x2="2.415cm" svg:y2="0.841cm">
            <text:p/>
          </draw:line>
          <draw:line draw:style-name="gr11" draw:text-style-name="P8" draw:layer="layout" svg:x1="1.114cm" svg:y1="0.669cm" svg:x2="2.415cm" svg:y2="0.669cm">
            <text:p/>
          </draw:line>
          <draw:line draw:style-name="gr11" draw:text-style-name="P8" draw:layer="layout" svg:x1="1.114cm" svg:y1="1.394cm" svg:x2="2.415cm" svg:y2="1.394cm">
            <text:p/>
          </draw:line>
          <draw:line draw:style-name="gr11" draw:text-style-name="P8" draw:layer="layout" svg:x1="1.114cm" svg:y1="1.082cm" svg:x2="2.415cm" svg:y2="1.082cm">
            <text:p/>
          </draw:line>
          <draw:custom-shape draw:style-name="gr12" draw:text-style-name="P9" draw:layer="layout" svg:width="0.082cm" svg:height="0.082cm" svg:x="1.589cm" svg:y="1.3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out" svg:width="0.082cm" svg:height="0.082cm" svg:x="1.89cm" svg:y="1.3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out" svg:width="0.082cm" svg:height="0.082cm" svg:x="1.601cm" svg:y="1.0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out" svg:width="0.082cm" svg:height="0.082cm" svg:x="1.895cm" svg:y="1.0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out" svg:width="0.082cm" svg:height="0.082cm" svg:x="1.598cm" svg:y="0.8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out" svg:width="0.082cm" svg:height="0.082cm" svg:x="1.893cm" svg:y="0.8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out" svg:width="0.082cm" svg:height="0.082cm" svg:x="1.608cm" svg:y="0.6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out" svg:width="0.082cm" svg:height="0.082cm" svg:x="1.892cm" svg:y="0.6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out" svg:width="0.082cm" svg:height="0.082cm" svg:x="2.186cm" svg:y="0.6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10" draw:layer="layout" svg:width="0.082cm" svg:height="0.082cm" svg:x="1.305cm" svg:y="0.6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4" draw:text-style-name="P12" draw:layer="layout" svg:width="0.761cm" svg:height="0.658cm" svg:x="0.536cm" svg:y="1.112cm">
            <draw:text-box>
              <text:p text:style-name="P11"><text:span text:style-name="T6">1s</text:span></text:p>
            </draw:text-box>
          </draw:frame>
          <draw:frame draw:style-name="gr15" draw:text-style-name="P14" draw:layer="layout" svg:width="0.761cm" svg:height="0.526cm" svg:x="0.536cm" svg:y="0.811cm">
            <draw:text-box>
              <text:p text:style-name="P13"><text:span text:style-name="T7">2s</text:span></text:p>
            </draw:text-box>
          </draw:frame>
          <draw:frame draw:style-name="gr16" draw:text-style-name="P15" draw:layer="layout" svg:width="0.975cm" svg:height="0.526cm" svg:x="0.365cm" svg:y="0.529cm">
            <draw:text-box>
              <text:p text:style-name="P13"><text:span text:style-name="T8">2p</text:span><text:span text:style-name="T9">1/2</text:span></text:p>
            </draw:text-box>
          </draw:frame>
          <draw:frame draw:style-name="gr17" draw:text-style-name="P15" draw:layer="layout" svg:width="0.975cm" svg:height="0.526cm" svg:x="0.365cm" svg:y="0.336cm">
            <draw:text-box>
              <text:p text:style-name="P13"><text:span text:style-name="T8">2p</text:span><text:span text:style-name="T9">3/2</text:span></text:p>
            </draw:text-box>
          </draw:frame>
          <draw:line draw:style-name="gr18" draw:text-style-name="P8" draw:layer="layout" svg:x1="1.193cm" svg:y1="0.483cm" svg:x2="1.584cm" svg:y2="1.323cm">
            <text:p/>
          </draw:line>
          <draw:frame draw:style-name="gr19" draw:text-style-name="P16" draw:layer="layout" svg:width="0.802cm" svg:height="0.569cm" svg:x="0.809cm" svg:y="0.044cm">
            <draw:text-box>
              <text:p text:style-name="P13"><text:span text:style-name="T10">h</text:span><text:span text:style-name="T11">ν</text:span></text:p>
            </draw:text-box>
          </draw:frame>
          <draw:line draw:style-name="gr20" draw:text-style-name="P8" draw:layer="layout" svg:x1="1.632cm" svg:y1="1.387cm" svg:x2="2.542cm" svg:y2="0.569cm">
            <text:p/>
          </draw:line>
          <draw:frame draw:style-name="gr21" draw:text-style-name="P17" draw:layer="layout" svg:width="1.11cm" svg:height="0.676cm" svg:x="2.06cm" svg:y="0.105cm">
            <draw:text-box>
              <text:p text:style-name="P13"><text:span text:style-name="T12">E</text:span><text:span text:style-name="T13">ki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55cm" fo:page-height="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09:48:29.434404880</meta:creation-date>
    <dc:date>2025-02-20T11:06:22.168345953</dc:date>
    <meta:editing-duration>PT39M7S</meta:editing-duration>
    <meta:editing-cycles>7</meta:editing-cycles>
    <meta:generator>LibreOffice/24.8.4.2$Linux_X86_64 LibreOffice_project/480$Build-2</meta:generator>
    <meta:print-date>2025-02-20T10:28:16.744257456</meta:print-date>
    <meta:printed-by>PDF files</meta:printed-by>
    <meta:document-statistic meta:object-count="34"/>
  </office:meta>
</office:document-meta>
</file>